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T4" style:parent-style-name="StrongEmphasis" style:family="text">
      <style:text-properties fo:font-weight="normal" style:font-weight-asian="normal" style:font-weight-complex="normal"/>
    </style:style>
    <style:style style:name="T5" style:parent-style-name="StrongEmphasis" style:family="text">
      <style:text-properties fo:font-weight="normal" style:font-weight-asian="normal" style:font-weight-complex="normal"/>
    </style:style>
    <style:style style:name="T6" style:parent-style-name="StrongEmphasis" style:family="text">
      <style:text-properties fo:font-weight="normal" style:font-weight-asian="normal" style:font-weight-complex="normal"/>
    </style:style>
    <style:style style:name="T7" style:parent-style-name="StrongEmphasis" style:family="text">
      <style:text-properties fo:font-weight="normal" style:font-weight-asian="normal" style:font-weight-complex="normal"/>
    </style:style>
    <style:style style:name="T8" style:parent-style-name="StrongEmphasis" style:family="text">
      <style:text-properties fo:font-weight="normal" style:font-weight-asian="normal" style:font-weight-complex="normal"/>
    </style:style>
    <style:style style:name="T9" style:parent-style-name="StrongEmphasis" style:family="text">
      <style:text-properties fo:font-weight="normal" style:font-weight-asian="normal" style:font-weight-complex="normal"/>
    </style:style>
    <style:style style:name="P10" style:parent-style-name="Standard" style:family="paragraph">
      <style:text-properties fo:font-weight="bold" style:font-weight-asian="bold" style:font-weight-complex="bold"/>
    </style:style>
    <style:style style:name="T11" style:parent-style-name="StrongEmphasis" style:family="text">
      <style:text-properties fo:font-weight="normal" style:font-weight-asian="normal" style:font-weight-complex="normal"/>
    </style:style>
    <style:style style:name="T12" style:parent-style-name="StrongEmphasis" style:family="text">
      <style:text-properties fo:font-weight="normal" style:font-weight-asian="normal" style:font-weight-complex="normal"/>
    </style:style>
    <style:style style:name="T13" style:parent-style-name="StrongEmphasis" style:family="text">
      <style:text-properties fo:font-weight="normal" style:font-weight-asian="normal" style:font-weight-complex="normal"/>
    </style:style>
    <style:style style:name="P14" style:parent-style-name="Standard" style:family="paragraph">
      <style:text-properties fo:font-weight="bold" style:font-weight-asian="bold" style:font-weight-complex="bold"/>
    </style:style>
    <style:style style:name="T15" style:parent-style-name="StrongEmphasis" style:family="text">
      <style:text-properties fo:font-weight="normal" style:font-weight-asian="normal" style:font-weight-complex="normal"/>
    </style:style>
    <style:style style:name="T16" style:parent-style-name="StrongEmphasis" style:family="text">
      <style:text-properties fo:font-weight="normal" style:font-weight-asian="normal" style:font-weight-complex="normal"/>
    </style:style>
    <style:style style:name="T17" style:parent-style-name="StrongEmphasis" style:family="text">
      <style:text-properties fo:font-weight="normal" style:font-weight-asian="normal" style:font-weight-complex="normal"/>
    </style:style>
    <style:style style:name="T18" style:parent-style-name="StrongEmphasis" style:family="text">
      <style:text-properties fo:font-weight="normal" style:font-weight-asian="normal" style:font-weight-complex="normal"/>
    </style:style>
    <style:style style:name="T19" style:parent-style-name="StrongEmphasis" style:family="text">
      <style:text-properties fo:font-weight="normal" style:font-weight-asian="normal" style:font-weight-complex="normal"/>
    </style:style>
    <style:style style:name="T20" style:parent-style-name="StrongEmphasis" style:family="text">
      <style:text-properties fo:font-weight="normal" style:font-weight-asian="normal" style:font-weight-complex="normal"/>
    </style:style>
    <style:style style:name="T21" style:parent-style-name="StrongEmphasis" style:family="text">
      <style:text-properties fo:font-weight="normal" style:font-weight-asian="normal" style:font-weight-complex="normal"/>
    </style:style>
    <style:style style:name="T22" style:parent-style-name="StrongEmphasis" style:family="text">
      <style:text-properties fo:font-weight="normal" style:font-weight-asian="normal" style:font-weight-complex="normal"/>
    </style:style>
    <style:style style:name="P23" style:parent-style-name="Standard" style:family="paragraph">
      <style:text-properties fo:font-weight="bold" style:font-weight-asian="bold" style:font-weight-complex="bold"/>
    </style:style>
    <style:style style:name="T24" style:parent-style-name="StrongEmphasis" style:family="text">
      <style:text-properties fo:font-weight="normal" style:font-weight-asian="normal" style:font-weight-complex="normal"/>
    </style:style>
    <style:style style:name="T25" style:parent-style-name="StrongEmphasis" style:family="text">
      <style:text-properties fo:font-weight="normal" style:font-weight-asian="normal" style:font-weight-complex="normal"/>
    </style:style>
    <style:style style:name="T26" style:parent-style-name="StrongEmphasis" style:family="text">
      <style:text-properties fo:font-weight="normal" style:font-weight-asian="normal" style:font-weight-complex="normal"/>
    </style:style>
    <style:style style:name="T27" style:parent-style-name="StrongEmphasis" style:family="text">
      <style:text-properties fo:font-weight="normal" style:font-weight-asian="normal" style:font-weight-complex="normal"/>
    </style:style>
    <style:style style:name="T28" style:parent-style-name="StrongEmphasis" style:family="text">
      <style:text-properties fo:font-weight="normal" style:font-weight-asian="normal" style:font-weight-complex="normal"/>
    </style:style>
    <style:style style:name="T29" style:parent-style-name="StrongEmphasis" style:family="text">
      <style:text-properties fo:font-weight="normal" style:font-weight-asian="normal" style:font-weight-complex="normal"/>
    </style:style>
    <style:style style:name="T30" style:parent-style-name="StrongEmphasis" style:family="text">
      <style:text-properties fo:font-weight="normal" style:font-weight-asian="normal" style:font-weight-complex="normal"/>
    </style:style>
    <style:style style:name="T31" style:parent-style-name="StrongEmphasis" style:family="text">
      <style:text-properties fo:font-weight="normal" style:font-weight-asian="normal" style:font-weight-complex="normal"/>
    </style:style>
    <style:style style:name="P32" style:parent-style-name="Standard" style:family="paragraph">
      <style:text-properties fo:font-weight="bold" style:font-weight-asian="bold" style:font-weight-complex="bold"/>
    </style:style>
    <style:style style:name="T33" style:parent-style-name="StrongEmphasis" style:family="text">
      <style:text-properties fo:font-weight="normal" style:font-weight-asian="normal" style:font-weight-complex="normal"/>
    </style:style>
    <style:style style:name="T34" style:parent-style-name="StrongEmphasis" style:family="text">
      <style:text-properties fo:font-weight="normal" style:font-weight-asian="normal" style:font-weight-complex="normal"/>
    </style:style>
    <style:style style:name="T35" style:parent-style-name="StrongEmphasis" style:family="text">
      <style:text-properties fo:font-weight="normal" style:font-weight-asian="normal" style:font-weight-complex="normal"/>
    </style:style>
    <style:style style:name="T36" style:parent-style-name="StrongEmphasis" style:family="text">
      <style:text-properties fo:font-weight="normal" style:font-weight-asian="normal" style:font-weight-complex="normal"/>
    </style:style>
    <style:style style:name="T37" style:parent-style-name="StrongEmphasis" style:family="text">
      <style:text-properties fo:font-weight="normal" style:font-weight-asian="normal" style:font-weight-complex="normal"/>
    </style:style>
    <style:style style:name="T38" style:parent-style-name="StrongEmphasis" style:family="text">
      <style:text-properties fo:font-weight="normal" style:font-weight-asian="normal" style:font-weight-complex="normal"/>
    </style:style>
    <style:style style:name="T39" style:parent-style-name="StrongEmphasis" style:family="text">
      <style:text-properties fo:font-weight="normal" style:font-weight-asian="normal" style:font-weight-complex="normal"/>
    </style:style>
    <style:style style:name="T40" style:parent-style-name="StrongEmphasis" style:family="text">
      <style:text-properties fo:font-weight="normal" style:font-weight-asian="normal" style:font-weight-complex="normal"/>
    </style:style>
    <style:style style:name="T41" style:parent-style-name="StrongEmphasis" style:family="text">
      <style:text-properties fo:font-weight="normal" style:font-weight-asian="normal" style:font-weight-complex="normal"/>
    </style:style>
    <style:style style:name="T42" style:parent-style-name="StrongEmphasis" style:family="text">
      <style:text-properties fo:font-weight="normal" style:font-weight-asian="normal" style:font-weight-complex="normal"/>
    </style:style>
    <style:style style:name="T43" style:parent-style-name="Policepardéfaut" style:family="text">
      <style:text-properties fo:font-weight="bold" style:font-weight-asian="bold" style:font-weight-complex="bold"/>
    </style:style>
  </office:automatic-styles>
  <office:body>
    <office:text text:use-soft-page-breaks="true">
      <text:p text:style-name="P1">PSYCHOLOGIE DU CHEVAL</text:p>
      <text:p text:style-name="Standard">La psychologie du cheval permet de comprendre son comportement, ses émotions<text:s/>et ses interactions sociales. En tant qu’animal social et sensible, il possède un mécanisme psychologique complexe qui influence ses<text:s/>actions et ses réactions.</text:p>
      <text:p text:style-name="Standard"/>
      <text:p text:style-name="P2">L’effet de « harde »</text:p>
      <text:p text:style-name="Standard">Le cheval étant un animal de harde et respecte une hiérarchie ou vous soumettra à la sienne. Il a une grande capacité à reconnaître les individus et à se souvenir d’eux car ils ont une mémoire sociale forte ce qui leur permet de s’orienter dans la hiérarchie et détecter les changements sociaux.</text:p>
      <text:p text:style-name="Standard"/>
      <text:p text:style-name="Standard">Les chevaux sont<text:s/>très émotifs et réactifs<text:s/>et sont capable de ressentir une très large gamme d’émotions. Leur état émotionnel influe directement sur leur comportement. Ils sont particulièrement sensibles au stress, qui à tendance à les angoisser et provoquer cet instinct de fuite ou de défense. C’est un mécanisme de survie chez eux.</text:p>
      <text:p text:style-name="Standard"/>
      <text:p text:style-name="P3">Apprentissage et mémoire</text:p>
      <text:p text:style-name="Standard"><text:span text:style-name="T4">Apprentissage par conditionnement</text:span><text:s/>: Les chevaux apprennent principalement par<text:s/><text:span text:style-name="T5">conditionnement opérant</text:span><text:s/>(récompense ou punition pour renforcer ou inhiber un comportement) et par<text:s/><text:span text:style-name="T6">imitation</text:span><text:s/>(apprendre par observation de leur congénère ou de l'homme). Ils sont capables de relier une<text:s/><text:span text:style-name="T7">action</text:span><text:s/>à une<text:s/><text:span text:style-name="T8">récompense</text:span><text:s/>ou à une<text:s/><text:span text:style-name="T9">punition</text:span>, ce qui leur permet de s'adapter à de nouvelles situations.</text:p>
      <text:p text:style-name="Standard">Les chevaux ont une mémoire étonnamment développée. Ils peuvent se souvenir d’évènements, de lieux et de personnes pendant de longues périodes.</text:p>
      <text:p text:style-name="Standard">Ils sont particulièrement sensibles au changement. Ils aiment leur routine (sous condition qu’elle leur est adapté). Un changement soudain (cavalier, environnement, équipement,<text:s/>congénères…) <text:s/>peut les perturber et déclencher chez eux du stress et/ou de l’anxiété.</text:p>
      <text:p text:style-name="Standard"/>
      <text:p text:style-name="P10">SENSIBILITE AVEC L’HOMME</text:p>
      <text:p text:style-name="Standard">Les chevaux sont particulièrement sensibles aux émotions humaines. Ils peuvent détecter des signes émotionnels chez leurs propriétaires ou leurs cavaliers, comme le ton de la voix, les expressions faciales et même l'odeur. Un cheval peut être réceptif aux<text:s/><text:span text:style-name="T11">émotions de calme</text:span><text:s/>ou de<text:s/><text:span text:style-name="T12">stress</text:span><text:s/>et adapter son comportement en conséquence.</text:p>
      <text:p text:style-name="Standard">En raison de leur statut de proie, les chevaux ont un instinct de fuite très marqué. Cela signifie qu'ils sont constamment à l'affût des<text:s/><text:span text:style-name="T13">signaux de danger</text:span><text:s/>et réagissent instantanément à toute menace perçue. Cependant, cet instinct peut aussi les rendre très réactifs dans des situations qui ne sont pas menaçantes pour eux, comme lorsqu'ils sont confrontés à des stimuli nouveaux ou imprévus.</text:p>
      <text:p text:style-name="Standard"/>
      <text:p text:style-name="P14">COMMUNICATION</text:p>
      <text:p text:style-name="Standard"><text:span text:style-name="T15">Communication non verbale</text:span><text:s/>: Les chevaux ne communiquent pas par la parole, mais utilisent principalement des signaux<text:s/><text:span text:style-name="T16">non verbaux</text:span><text:s/>pour interagir avec leurs congénères et avec les humains. Cela inclut des<text:s/><text:span text:style-name="T17">gestes corporels</text:span>, des<text:s/><text:span text:style-name="T18">mouvements des oreilles</text:span>, des<text:s/><text:span text:style-name="T19">positions de la queue</text:span><text:s/>et des<text:s/><text:span text:style-name="T20">expressions faciales</text:span>.</text:p>
      <text:p text:style-name="Standard">Bien qu’ils utilisent principalement le langage corporel, les chevaux peuvent aussi produire des vocalisations telles que le<text:s/><text:span text:style-name="T21">hennissement</text:span><text:s/>(qui peut signaler un appel ou une alerte) ou des<text:s/><text:span text:style-name="T22">soufflements</text:span><text:s/>pour exprimer la curiosité ou le stress. Il peut hennir aussi lorsqu’il aperçoit et reconnaît son cavalier au loin par affection.</text:p>
      <text:p text:style-name="Standard"/>
      <text:p text:style-name="P23">TEMPÉRAMENT</text:p>
      <text:p text:style-name="Standard">Les chevaux, comme les humains, ont des<text:s/><text:span text:style-name="T24">tempéraments individuels</text:span>. Certains sont naturellement plus<text:s/><text:span text:style-name="T25">courageux</text:span><text:s/>et curieux, tandis que d'autres sont plus<text:s/><text:span text:style-name="T26">prudents</text:span><text:s/>ou<text:s/><text:span text:style-name="T27">timides</text:span>. Ces différences peuvent être influencées par des facteurs génétiques, sociaux et environnementaux.</text:p>
      <text:p text:style-name="Standard">Ils peuvent aussi développer des<text:s/><text:span text:style-name="T28">attachements émotionnels</text:span><text:s/>avec les humains ou d'autres animaux. Un cheval qui a vécu une expérience positive avec un propriétaire particulier peut être plus enclin à rechercher la<text:s/><text:span text:style-name="T29">proximité</text:span><text:s/>de cet individu, tandis qu'un cheval maltraité ou mal socialisé peut devenir<text:s/><text:span text:style-name="T30">méfiant</text:span><text:s/>ou<text:s/><text:span text:style-name="T31">peureux</text:span>.</text:p>
      <text:p text:style-name="Standard"/>
      <text:p text:style-name="P32">COMPORTEMENT Problématique</text:p>
      <text:p text:style-name="Standard">Certains chevaux peuvent développer des<text:s/><text:span text:style-name="T33">comportements problématiques</text:span><text:s/>s'ils sont soumis à un stress excessif ou à des expériences traumatisantes. Par exemple, un cheval peut commencer à<text:s/><text:span text:style-name="T34">mordre</text:span><text:s/>ou à<text:s/><text:span text:style-name="T35">donner des coups de pied</text:span><text:s/>pour exprimer de l'anxiété ou de la frustration. Une gestion correcte de ces comportements nécessite une approche<text:s/><text:span text:style-name="T36">douce</text:span>,<text:s/><text:span text:style-name="T37">cohérente</text:span><text:s/>et<text:s/><text:span text:style-name="T38">respectueuse</text:span><text:s/>de l'animal.</text:p>
      <text:p text:style-name="Standard">La<text:s/><text:span text:style-name="T39">rééducation comportementale</text:span><text:s/>des chevaux passe souvent par la<text:s/><text:span text:style-name="T40">création d'une relation de confiance</text:span><text:s/>et l'application de méthodes de dressage<text:s/><text:span text:style-name="T41">positif</text:span><text:s/>et<text:s/><text:span text:style-name="T42">progressif</text:span>, en évitant les méthodes punitives qui peuvent nuire à leur bien-être mental.</text:p>
      <text:p text:style-name="Standard"/>
      <text:p text:style-name="Standard"><text:span text:style-name="T43">CONCLUSION</text:span></text:p>
      <text:p text:style-name="Standard">Le cheval est un animal instinctif qui réagira principalement par réflexe naturel. Comprendre son mécanisme psychologique est essentiel pour établir une relation de confiance, seine et respectueuse entre lui et vous que ce soit dans le cadre du travail, de la compétition ou simplement de compagnie. Les chevaux sont des animaux sensibles, intelligents et émotionnellement complexes qui nécessitent une approche empathique et purement bienveillante.</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Times New Roman"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Agathe Denhaerynck</dc:creator>
    <meta:creation-date>2025-04-06T00:36:00Z</meta:creation-date>
    <dc:date>2025-04-06T16:03:00Z</dc:date>
    <meta:template xlink:href="Normal.dotm" xlink:type="simple"/>
    <meta:editing-cycles>4</meta:editing-cycles>
    <meta:editing-duration>PT3900S</meta:editing-duration>
    <meta:document-statistic meta:page-count="1" meta:paragraph-count="9" meta:word-count="745" meta:character-count="4835" meta:row-count="34" meta:non-whitespace-character-count="4099"/>
  </office:meta>
</office:document-meta>
</file>